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stroke="none" svg:stroke-color="#000000" draw:fill="none" draw:fill-color="#ffffff" fo:min-height="2.54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text-align="center"/>
    </style:style>
    <style:style style:name="P3" style:family="paragraph">
      <style:text-properties fo:font-family="'Courier 10 Pitch'" style:font-pitch="fixed" fo:font-size="22pt" style:font-size-asian="22pt" style:font-size-complex="22pt"/>
    </style:style>
    <style:style style:name="T1" style:family="text">
      <style:text-properties fo:font-family="'Courier 10 Pitch'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2.721cm" svg:x="13.335cm" svg:y="8.611cm">
          <text:p text:style-name="P1">Extração do código fonte a partir do</text:p>
          <text:p text:style-name="P1">sistema de controle de versã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25cm" svg:height="2.721cm" svg:x="26.67cm" svg:y="8.611cm">
          <text:p text:style-name="P1">Cálculo das métricas sobre todas</text:p>
          <text:p text:style-name="P1">as versões do código-fon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175cm" svg:height="3.08cm" draw:transform="rotate (3.1415926535892) translate (32.384cm 9.151cm)">
          <text:p/>
          <draw:enhanced-geometry svg:viewBox="0 0 21600 21600" draw:mirror-horizontal="false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5.08cm" svg:height="2.54cm" svg:x="39.37cm" svg:y="8.611cm">
          <text:p text:style-name="P1">Extração das </text:p>
          <text:p text:style-name="P1">informações</text:p>
          <draw:enhanced-geometry svg:viewBox="0 0 21600 21600" draw:type="rectangle" draw:enhanced-path="M 0 0 L 21600 0 21600 21600 0 21600 0 0 Z N"/>
        </draw:custom-shape>
        <draw:frame draw:style-name="gr3" draw:layer="layout" svg:width="8.89cm" svg:height="1.864cm" svg:x="3.81cm" svg:y="11.827cm">
          <draw:text-box>
            <text:p><text:span text:style-name="T1">SCMCloneTask</text:span></text:p>
            <text:p/>
          </draw:text-box>
        </draw:frame>
        <draw:frame draw:style-name="gr3" draw:layer="layout" svg:width="11.43cm" svg:height="2.766cm" svg:x="13.335cm" svg:y="11.786cm">
          <draw:text-box>
            <text:p><text:span text:style-name="T1">ParseSCMLogTask</text:span></text:p>
            <text:p><text:span text:style-name="T1"/></text:p>
            <text:p/>
          </draw:text-box>
        </draw:frame>
        <draw:frame draw:style-name="gr4" draw:text-style-name="P3" draw:layer="layout" svg:width="13.97cm" svg:height="2.79cm" svg:x="26.67cm" svg:y="11.786cm">
          <draw:text-box>
            <text:p><text:span text:style-name="T1">CalculateMetricTask</text:span></text:p>
          </draw:text-box>
        </draw:frame>
        <draw:custom-shape draw:style-name="gr5" draw:text-style-name="P2" draw:layer="layout" svg:width="1.905cm" svg:height="1.905cm" svg:x="10.795cm" svg:y="9.2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6.35cm" svg:height="2.721cm" svg:x="3.81cm" svg:y="8.611cm">
          <text:p text:style-name="P1">Download do</text:p>
          <text:p text:style-name="P1">repositório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05cm" svg:height="1.905cm" svg:x="24.13cm" svg:y="9.2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905cm" svg:height="1.905cm" svg:x="36.83cm" svg:y="9.2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10.16cm" svg:height="2.384cm" svg:x="26.035cm" svg:y="4.166cm">
          <draw:text-box>
            <text:p text:style-name="P2">Cálculo de novas métricas desenvolvidas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035cm" fo:margin-left="0cm" fo:margin-right="0cm" fo:page-width="50.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5-08T18:13:27</meta:creation-date>
    <dc:date>2012-05-13T20:02:42</dc:date>
    <meta:editing-duration>PT50M7S</meta:editing-duration>
    <meta:editing-cycles>7</meta:editing-cycles>
    <meta:generator>LibreOffice/3.3$Unix LibreOffice_project/330m19$Build-202</meta:generator>
    <meta:document-statistic meta:object-count="12"/>
  </office:meta>
</office:document-meta>
</file>